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6cm" draw:marker-start-width="1.1cm" draw:marker-end="Rounded_20_short_20_Arrow" draw:marker-end-width="1.2cm" draw:fill="none" draw:textarea-vertical-align="middle" fo:padding-top="0.425cm" fo:padding-bottom="0.425cm" fo:padding-left="0.55cm" fo:padding-right="0.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78cm" svg:height="0.837cm" svg:x="21.538cm" svg:y="7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77cm" svg:height="0.837cm" svg:x="16.432cm" svg:y="16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4.075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20.443cm" svg:y="1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5.593cm" svg:y="9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7.234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1.908cm" svg:y="1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24.64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77cm" svg:height="0.837cm" svg:x="18.961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6.652cm" svg:y="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959cm" svg:y1="19.843cm" svg:x2="32.807cm" svg:y2="8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3-06T18:41:00.982644623</dc:date>
    <dc:creator>rete </dc:creator>
    <meta:editing-duration>PT27M7S</meta:editing-duration>
    <meta:editing-cycles>8</meta:editing-cycles>
    <meta:generator>LibreOffice/4.3.3.2$Linux_x86 LibreOffice_project/430m0$Build-2</meta:generator>
    <meta:document-statistic meta:object-count="11"/>
  </office:meta>
</office:document-meta>
</file>